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TypeMap.addExtension( final String extension , final String sche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TypeMap.getScheme( final FileObject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leTypeMap.addMimeType( final String mimeType , final String sche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